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5.826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205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3.54cm"/>
    </style:style>
    <style:style style:name="co12" style:family="table-column">
      <style:table-column-properties fo:break-before="auto" style:column-width="8.359cm"/>
    </style:style>
    <style:style style:name="ro1" style:family="table-row">
      <style:table-row-properties style:row-height="1.711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23"/>
        <table:table-row table:style-name="ro1">
          <table:table-cell table:style-name="ce1" office:value-type="string" calcext:value-type="string" table:number-columns-spanned="13" table:number-rows-spanned="1">
            <text:p>GODOT-CHESS</text:p>
          </table:table-cell>
          <table:covered-table-cell table:number-columns-repeated="12" table:style-name="ce5"/>
        </table:table-row>
        <table:table-row table:style-name="ro2">
          <table:table-cell table:style-name="ce6" office:value-type="string" calcext:value-type="string" table:number-columns-spanned="1" table:number-rows-spanned="2">
            <text:p>Number</text:p>
          </table:table-cell>
          <table:table-cell table:style-name="ce6" office:value-type="string" calcext:value-type="string" table:number-columns-spanned="1" table:number-rows-spanned="2">
            <text:p>Status</text:p>
          </table:table-cell>
          <table:table-cell table:style-name="ce6" office:value-type="string" calcext:value-type="string" table:number-columns-spanned="1" table:number-rows-spanned="2">
            <text:p>Priority</text:p>
          </table:table-cell>
          <table:table-cell table:style-name="ce6" office:value-type="string" calcext:value-type="string" table:number-columns-spanned="1" table:number-rows-spanned="2">
            <text:p>Name</text:p>
          </table:table-cell>
          <table:table-cell table:style-name="ce6" office:value-type="string" calcext:value-type="string" table:number-columns-spanned="1" table:number-rows-spanned="2">
            <text:p>Deliverable</text:p>
          </table:table-cell>
          <table:table-cell table:style-name="ce6" office:value-type="string" calcext:value-type="string" table:number-columns-spanned="1" table:number-rows-spanned="2">
            <text:p>Description</text:p>
          </table:table-cell>
          <table:table-cell table:style-name="ce6" office:value-type="string" calcext:value-type="string" table:number-columns-spanned="3" table:number-rows-spanned="1">
            <text:p>Planned</text:p>
          </table:table-cell>
          <table:covered-table-cell table:number-columns-repeated="2" table:style-name="ce6"/>
          <table:table-cell table:style-name="ce6" office:value-type="string" calcext:value-type="string" table:number-columns-spanned="2" table:number-rows-spanned="1">
            <text:p>Actual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Key Players</text:p>
          </table:table-cell>
          <table:table-cell table:style-name="ce6" office:value-type="string" calcext:value-type="string" table:number-columns-spanned="1" table:number-rows-spanned="2">
            <text:p>Notes</text:p>
          </table:table-cell>
        </table:table-row>
        <table:table-row table:style-name="ro3">
          <table:covered-table-cell table:number-columns-repeated="6" table:style-name="ce6"/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Days Left</text:p>
          </table:table-cell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End</text:p>
          </table:table-cell>
          <table:covered-table-cell table:number-columns-repeated="2" table:style-name="ce6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IF([.J4] = &quot;&quot;; &quot;Pending&quot;; IF([.K4] = &quot;&quot;; &quot;Running&quot;; &quot;Done&quot;))" office:value-type="string" office:string-value="Done" calcext:value-type="string">
            <text:p>Done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Plan the project</text:p>
          </table:table-cell>
          <table:table-cell table:style-name="ce3" office:value-type="string" calcext:value-type="string">
            <text:p>Detailed project tracker</text:p>
          </table:table-cell>
          <table:table-cell table:style-name="ce3" office:value-type="string" calcext:value-type="string">
            <text:p>Do your Work Breakdown Structure</text:p>
            <text:p>first, this tracker later</text:p>
          </table:table-cell>
          <table:table-cell table:style-name="ce20" table:formula="of:=TODAY()" office:value-type="date" office:date-value="2022-02-11" calcext:value-type="date">
            <text:p>11/02/22</text:p>
          </table:table-cell>
          <table:table-cell table:style-name="ce20" table:formula="of:= TODAY() + 10" office:value-type="date" office:date-value="2022-02-21" calcext:value-type="date">
            <text:p>21/02/22</text:p>
          </table:table-cell>
          <table:table-cell table:style-name="ce22" table:formula="of:= IF(AND([.H4] &lt;&gt; &quot;&quot;; [.G4]&lt;&gt;&quot;&quot;); [.H4]-TODAY(); &quot;???&quot;)" office:value-type="float" office:value="10" calcext:value-type="float">
            <text:p>10</text:p>
          </table:table-cell>
          <table:table-cell table:style-name="ce20" table:formula="of:=TODAY()-5" office:value-type="date" office:date-value="2022-02-06" calcext:value-type="date">
            <text:p>06/02/22</text:p>
          </table:table-cell>
          <table:table-cell table:style-name="ce20" table:formula="of:=TODAY()-3" office:value-type="date" office:date-value="2022-02-08" calcext:value-type="date">
            <text:p>08/02/22</text:p>
          </table:table-cell>
          <table:table-cell table:style-name="ce3" office:value-type="string" calcext:value-type="string">
            <text:p>Ki, Chi</text:p>
          </table:table-cell>
          <table:table-cell table:style-name="ce3" table:formula="of:=IF([.B4]=&quot;Abort&quot;; &quot;&lt;&lt;Abort Reasons&gt;&gt;&quot;; &quot;Copy paste this line down to keep the formulas&quot;)" office:value-type="string" office:string-value="Copy paste this line down to keep the formulas" calcext:value-type="string">
            <text:p>Copy paste this line down to keep the formulas</text:p>
          </table:table-cell>
        </table:table-row>
        <table:table-row table:style-name="ro5">
          <table:table-cell table:style-name="ce16" office:value-type="string" calcext:value-type="string" table:number-columns-spanned="13" table:number-rows-spanned="2">
            <text:p>CORE</text:p>
          </table:table-cell>
          <table:covered-table-cell/>
          <table:covered-table-cell table:number-columns-repeated="11" table:style-name="ce3"/>
        </table:table-row>
        <table:table-row table:style-name="ro5">
          <table:covered-table-cell table:number-columns-repeated="2"/>
          <table:covered-table-cell table:number-columns-repeated="11" table:style-name="ce3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([.J7] = &quot;&quot;; &quot;Pending&quot;; IF([.K7] = &quot;&quot;; &quot;Running&quot;; &quot;Done&quot;))" office:value-type="string" office:string-value="Pending" calcext:value-type="string">
            <text:p>Pending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layer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7] &lt;&gt; &quot;&quot;; [.G7]&lt;&gt;&quot;&quot;); [.H7]-TODAY(); &quot;???&quot;)" office:value-type="string" office:string-value="???" calcext:value-type="string">
            <text:p>???</text:p>
          </table:table-cell>
          <table:table-cell table:style-name="ce20" table:number-columns-repeated="2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([.J8] = &quot;&quot;; &quot;Pending&quot;; IF([.K8] = &quot;&quot;; &quot;Running&quot;; &quot;Done&quot;))" office:value-type="string" office:string-value="Pending" calcext:value-type="string">
            <text:p>Pending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Human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8] &lt;&gt; &quot;&quot;; [.G8]&lt;&gt;&quot;&quot;); [.H8]-TODAY(); &quot;???&quot;)" office:value-type="string" office:string-value="???" calcext:value-type="string">
            <text:p>???</text:p>
          </table:table-cell>
          <table:table-cell table:style-name="ce20" table:number-columns-repeated="2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([.J9] = &quot;&quot;; &quot;Pending&quot;; IF([.K9] = &quot;&quot;; &quot;Running&quot;; &quot;Done&quot;))" office:value-type="string" office:string-value="Pending" calcext:value-type="string">
            <text:p>Pending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Engine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9] &lt;&gt; &quot;&quot;; [.G9]&lt;&gt;&quot;&quot;); [.H9]-TODAY(); &quot;???&quot;)" office:value-type="string" office:string-value="???" calcext:value-type="string">
            <text:p>???</text:p>
          </table:table-cell>
          <table:table-cell table:style-name="ce20" table:number-columns-repeated="2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([.J10] = &quot;&quot;; &quot;Pending&quot;; IF([.K10] = &quot;&quot;; &quot;Running&quot;; &quot;Done&quot;))" office:value-type="string" office:string-value="Pending" calcext:value-type="string">
            <text:p>Pending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Judge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10] &lt;&gt; &quot;&quot;; [.G10]&lt;&gt;&quot;&quot;); [.H10]-TODAY(); &quot;???&quot;)" office:value-type="string" office:string-value="???" calcext:value-type="string">
            <text:p>???</text:p>
          </table:table-cell>
          <table:table-cell table:style-name="ce20" table:number-columns-repeated="2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([.J11] = &quot;&quot;; &quot;Pending&quot;; IF([.K11] = &quot;&quot;; &quot;Running&quot;; &quot;Done&quot;))" office:value-type="string" office:string-value="Done" calcext:value-type="string">
            <text:p>Done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Move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11] &lt;&gt; &quot;&quot;; [.G11]&lt;&gt;&quot;&quot;); [.H11]-TODAY(); &quot;???&quot;)" office:value-type="string" office:string-value="???" calcext:value-type="string">
            <text:p>???</text:p>
          </table:table-cell>
          <table:table-cell table:number-columns-repeated="2" table:style-name="ce20" office:value-type="date" office:date-value="2022-02-09" calcext:value-type="date">
            <text:p>09/02/22</text:p>
          </table:table-cell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([.J12] = &quot;&quot;; &quot;Pending&quot;; IF([.K12] = &quot;&quot;; &quot;Running&quot;; &quot;Done&quot;))" office:value-type="string" office:string-value="Done" calcext:value-type="string">
            <text:p>Done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Action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12] &lt;&gt; &quot;&quot;; [.G12]&lt;&gt;&quot;&quot;); [.H12]-TODAY(); &quot;???&quot;)" office:value-type="string" office:string-value="???" calcext:value-type="string">
            <text:p>???</text:p>
          </table:table-cell>
          <table:table-cell table:number-columns-repeated="2" table:style-name="ce20" office:value-type="date" office:date-value="2022-02-09" calcext:value-type="date">
            <text:p>09/02/22</text:p>
          </table:table-cell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([.J13] = &quot;&quot;; &quot;Pending&quot;; IF([.K13] = &quot;&quot;; &quot;Running&quot;; &quot;Done&quot;))" office:value-type="string" office:string-value="Done" calcext:value-type="string">
            <text:p>Done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Mobilize</text:p>
          </table:table-cell>
          <table:table-cell table:style-name="ce3" table:number-columns-repeated="2"/>
          <table:table-cell table:style-name="ce21"/>
          <table:table-cell table:style-name="ce20"/>
          <table:table-cell table:style-name="ce22" table:formula="of:= IF(AND([.H13] &lt;&gt; &quot;&quot;; [.J13]&lt;&gt;&quot;&quot;); [.H13]-TODAY(); &quot;???&quot;)" office:value-type="string" office:string-value="???" calcext:value-type="string">
            <text:p>???</text:p>
          </table:table-cell>
          <table:table-cell table:number-columns-repeated="2" table:style-name="ce20" office:value-type="date" office:date-value="2022-02-11" calcext:value-type="date">
            <text:p>11/02/22</text:p>
          </table:table-cell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([.J14] = &quot;&quot;; &quot;Pending&quot;; IF([.K14] = &quot;&quot;; &quot;Running&quot;; &quot;Done&quot;))" office:value-type="string" office:string-value="Done" calcext:value-type="string">
            <text:p>Done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apture</text:p>
          </table:table-cell>
          <table:table-cell table:style-name="ce3" table:number-columns-repeated="2"/>
          <table:table-cell table:style-name="ce21"/>
          <table:table-cell table:style-name="ce20"/>
          <table:table-cell table:style-name="ce22" table:formula="of:= IF(AND([.H14] &lt;&gt; &quot;&quot;; [.J14]&lt;&gt;&quot;&quot;); [.H14]-TODAY(); &quot;???&quot;)" office:value-type="string" office:string-value="???" calcext:value-type="string">
            <text:p>???</text:p>
          </table:table-cell>
          <table:table-cell table:number-columns-repeated="2" table:style-name="ce20" office:value-type="date" office:date-value="2022-02-11" calcext:value-type="date">
            <text:p>11/02/22</text:p>
          </table:table-cell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([.J15] = &quot;&quot;; &quot;Pending&quot;; IF([.K15] = &quot;&quot;; &quot;Running&quot;; &quot;Done&quot;))" office:value-type="string" office:string-value="Done" calcext:value-type="string">
            <text:p>Done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Spawn</text:p>
          </table:table-cell>
          <table:table-cell table:style-name="ce3" table:number-columns-repeated="2"/>
          <table:table-cell table:style-name="ce21"/>
          <table:table-cell table:style-name="ce20"/>
          <table:table-cell table:style-name="ce22" table:formula="of:= IF(AND([.H15] &lt;&gt; &quot;&quot;; [.J15]&lt;&gt;&quot;&quot;); [.H15]-TODAY(); &quot;???&quot;)" office:value-type="string" office:string-value="???" calcext:value-type="string">
            <text:p>???</text:p>
          </table:table-cell>
          <table:table-cell table:number-columns-repeated="2" table:style-name="ce20" office:value-type="date" office:date-value="2022-02-11" calcext:value-type="date">
            <text:p>11/02/22</text:p>
          </table:table-cell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([.J16] = &quot;&quot;; &quot;Pending&quot;; IF([.K16] = &quot;&quot;; &quot;Running&quot;; &quot;Done&quot;))" office:value-type="string" office:string-value="Running" calcext:value-type="string">
            <text:p>Running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iece</text:p>
          </table:table-cell>
          <table:table-cell table:style-name="ce3" office:value-type="string" calcext:value-type="string">
            <text:p>All Piece Types</text:p>
          </table:table-cell>
          <table:table-cell table:style-name="ce3"/>
          <table:table-cell table:style-name="ce20" table:number-columns-repeated="2"/>
          <table:table-cell table:style-name="ce22" table:formula="of:= IF(AND([.H16] &lt;&gt; &quot;&quot;; [.G16]&lt;&gt;&quot;&quot;); [.H16]-TODAY(); &quot;???&quot;)" office:value-type="string" office:string-value="???" calcext:value-type="string">
            <text:p>???</text:p>
          </table:table-cell>
          <table:table-cell table:style-name="ce20" office:value-type="date" office:date-value="2022-02-09" calcext:value-type="date">
            <text:p>09/02/22</text:p>
          </table:table-cell>
          <table:table-cell table:style-name="ce20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([.J17] = &quot;&quot;; &quot;Pending&quot;; IF([.K17] = &quot;&quot;; &quot;Running&quot;; &quot;Done&quot;))" office:value-type="string" office:string-value="Running" calcext:value-type="string">
            <text:p>Running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Board</text:p>
          </table:table-cell>
          <table:table-cell table:style-name="ce3" table:number-columns-repeated="2"/>
          <table:table-cell table:style-name="ce20" table:number-columns-repeated="2"/>
          <table:table-cell table:style-name="ce22" table:formula="of:= IF(AND([.H17] &lt;&gt; &quot;&quot;; [.G17]&lt;&gt;&quot;&quot;); [.H17]-TODAY(); &quot;???&quot;)" office:value-type="string" office:string-value="???" calcext:value-type="string">
            <text:p>???</text:p>
          </table:table-cell>
          <table:table-cell table:style-name="ce20" office:value-type="date" office:date-value="2022-02-09" calcext:value-type="date">
            <text:p>09/02/22</text:p>
          </table:table-cell>
          <table:table-cell table:style-name="ce20"/>
          <table:table-cell table:style-name="ce3"/>
          <table:table-cell table:style-name="ce3" office:value-type="string" calcext:value-type="string">
            <text:p>Copy paste this line down to keep the formulas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 table:number-rows-repeated="10">
          <table:table-cell table:number-columns-repeated="13"/>
        </table:table-row>
        <table:table-row table:style-name="ro5">
          <table:table-cell table:style-name="ce16" office:value-type="string" calcext:value-type="string" table:number-columns-spanned="13" table:number-rows-spanned="2">
            <text:p>EXTENSION</text:p>
          </table:table-cell>
          <table:covered-table-cell table:number-columns-repeated="12"/>
        </table:table-row>
        <table:table-row table:style-name="ro5">
          <table:covered-table-cell table:number-columns-repeated="13"/>
        </table:table-row>
        <table:table-row table:style-name="ro5" table:number-rows-repeated="1048544">
          <table:table-cell table:number-columns-repeated="13"/>
        </table:table-row>
        <table:table-row table:style-name="ro5">
          <table:table-cell table:style-name="ce4" table:number-columns-repeated="2"/>
          <table:table-cell table:style-name="ce7" table:number-columns-repeated="10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21:11:52.6344631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23:07:19.529696714</meta:creation-date>
    <dc:date>2022-02-11T23:20:52.891746234</dc:date>
    <meta:editing-duration>PT1H9M14S</meta:editing-duration>
    <meta:editing-cycles>10</meta:editing-cycles>
    <meta:generator>LibreOffice/7.2.5.2$Linux_X86_64 LibreOffice_project/20$Build-2</meta:generator>
    <meta:document-statistic meta:table-count="1" meta:cell-count="110" meta:object-count="0"/>
  </office:meta>
</office:document-meta>
</file>